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28cm" fo:min-width="0.262cm"/>
    </style:style>
    <style:style style:name="gr2" style:family="graphic" style:parent-style-name="measure" style:list-style-name="L1">
      <style:graphic-properties draw:textarea-vertical-align="middle" draw:line-distance="0.689cm"/>
    </style:style>
    <style:style style:name="gr3" style:family="graphic" style:parent-style-name="standard">
      <style:graphic-properties draw:textarea-horizontal-align="justify" draw:textarea-vertical-align="middle" draw:auto-grow-height="false" fo:min-height="3.306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1.40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1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524cm" svg:height="2.032cm" draw:transform="rotate (1.5707963267949) translate (12.557cm 9.763cm)">
          <text:p text:style-name="P1">Tx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" draw:id="id2" draw:layer="layout" svg:width="1.524cm" svg:height="2.032cm" draw:transform="rotate (1.5707963267949) translate (12.557cm 7.477cm)">
          <text:p text:style-name="P1">Rx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measure draw:style-name="gr2" draw:text-style-name="P2" draw:layer="measurelines" svg:x1="14.489cm" svg:y1="6.715cm" svg:x2="14.489cm" svg:y2="9.001cm">
          <text:p text:style-name="P2"><text:span text:style-name="T1">d</text:span><text:span text:style-name="T1"><text:measure text:kind="gap"/></text:span></text:p>
        </draw:measure>
        <draw:custom-shape draw:style-name="gr3" draw:text-style-name="P1" draw:layer="layout" svg:width="4.572cm" svg:height="3.556cm" svg:x="6.08cm" svg:y="5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1.778cm" svg:x="6.08cm" svg:y="5.9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572cm" svg:height="0.762cm" svg:x="6.08cm" svg:y="8.747cm">
          <text:p text:style-name="P1"><text:span text:style-name="T2">RF Sweep Synthesiz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27cm" svg:x="6.334cm" svg:y="6.2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0.254cm" svg:height="0.254cm" svg:x="9.89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" draw:id="id1" draw:layer="layout" svg:width="0.254cm" svg:height="0.254cm" svg:x="9.89cm" svg:y="7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34cm" svg:height="0.763cm" svg:x="8.677cm" svg:y="8.112cm">
          <draw:text-box>
            <text:p><text:span text:style-name="T3">Ch1</text:span></text:p>
          </draw:text-box>
        </draw:frame>
        <draw:frame draw:style-name="gr8" draw:text-style-name="P4" draw:layer="layout" svg:width="1.34cm" svg:height="0.763cm" svg:x="8.677cm" svg:y="7.603cm">
          <draw:text-box>
            <text:p><text:span text:style-name="T3">Ch2</text:span></text:p>
          </draw:text-box>
        </draw:frame>
        <draw:frame draw:style-name="gr9" draw:layer="layout" svg:width="1.806cm" svg:height="0.962cm" svg:x="8.465cm" svg:y="6.261cm">
          <draw:text-box>
            <text:p>VNA</text:p>
          </draw:text-box>
        </draw:frame>
        <draw:frame draw:style-name="gr10" draw:layer="layout" svg:width="2.826cm" svg:height="0.962cm" svg:x="11.795cm" svg:y="7.35cm">
          <draw:text-box>
            <text:p>Antenas</text:p>
          </draw:text-box>
        </draw:frame>
        <draw:connector draw:style-name="gr11" draw:text-style-name="P1" draw:layer="layout" draw:type="curve" svg:x1="10.144cm" svg:y1="7.985cm" svg:x2="12.557cm" svg:y2="6.715cm" draw:start-shape="id1" draw:start-glue-point="10" draw:end-shape="id2" draw:end-glue-point="4" svg:d="M10144 7985c1810 0 604-1270 2413-1270" svg:viewBox="0 0 2414 1271">
          <text:p/>
        </draw:connector>
        <draw:connector draw:style-name="gr11" draw:text-style-name="P1" draw:layer="layout" draw:type="curve" svg:x1="10.144cm" svg:y1="8.493cm" svg:x2="12.557cm" svg:y2="9.001cm" draw:start-shape="id3" draw:start-glue-point="10" draw:end-shape="id4" draw:end-glue-point="4" svg:d="M10144 8493c1810 0 604 508 2413 508" svg:viewBox="0 0 2414 5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Soler</meta:initial-creator>
    <meta:creation-date>2017-04-17T14:16:56.207163945</meta:creation-date>
    <dc:date>2017-04-19T15:02:45.220711215</dc:date>
    <dc:creator>Francisco Soler</dc:creator>
    <meta:editing-duration>PT12M25S</meta:editing-duration>
    <meta:editing-cycles>6</meta:editing-cycles>
    <meta:generator>LibreOffice/4.3.3.2$Linux_X86_64 LibreOffice_project/430m0$Build-2</meta:generator>
    <meta:document-statistic meta:object-count="15"/>
  </office:meta>
</office:document-meta>
</file>